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4.217252081164236">
            <text:p>4.217252081164236</text:p>
          </table:table-cell>
          <table:table-cell office:value-type="float" office:value="3.965213068432726">
            <text:p>3.965213068432726</text:p>
          </table:table-cell>
          <table:table-cell office:value-type="float" office:value="3.8370412922793355">
            <text:p>3.8370412922793355</text:p>
          </table:table-cell>
          <table:table-cell office:value-type="float" office:value="3.9173044325730983">
            <text:p>3.9173044325730983</text:p>
          </table:table-cell>
          <table:table-cell office:value-type="float" office:value="3.9541557909652787">
            <text:p>3.9541557909652787</text:p>
          </table:table-cell>
          <table:table-cell office:value-type="float" office:value="4.521021541628279">
            <text:p>4.521021541628279</text:p>
          </table:table-cell>
          <table:table-cell office:value-type="float" office:value="7.3014595820007875">
            <text:p>7.3014595820007875</text:p>
          </table:table-cell>
          <table:table-cell office:value-type="float" office:value="8.560638802775756">
            <text:p>8.560638802775756</text:p>
          </table:table-cell>
          <table:table-cell office:value-type="float" office:value="8.943871534956966">
            <text:p>8.943871534956966</text:p>
          </table:table-cell>
          <table:table-cell office:value-type="float" office:value="8.661207182883096">
            <text:p>8.661207182883096</text:p>
          </table:table-cell>
          <table:table-cell office:value-type="float" office:value="8.342866114177381">
            <text:p>8.342866114177381</text:p>
          </table:table-cell>
          <table:table-cell office:value-type="float" office:value="8.87507833382592">
            <text:p>8.87507833382592</text:p>
          </table:table-cell>
          <table:table-cell office:value-type="float" office:value="8.227633835810641">
            <text:p>8.227633835810641</text:p>
          </table:table-cell>
          <table:table-cell office:value-type="float" office:value="7.834132435878562">
            <text:p>7.834132435878562</text:p>
          </table:table-cell>
          <table:table-cell office:value-type="float" office:value="6.775643634946096">
            <text:p>6.775643634946096</text:p>
          </table:table-cell>
          <table:table-cell office:value-type="float" office:value="6.747657927175249">
            <text:p>6.747657927175249</text:p>
          </table:table-cell>
          <table:table-cell office:value-type="float" office:value="7.031065625085009">
            <text:p>7.031065625085009</text:p>
          </table:table-cell>
          <table:table-cell office:value-type="float" office:value="7.59370404910837">
            <text:p>7.59370404910837</text:p>
          </table:table-cell>
          <table:table-cell office:value-type="float" office:value="6.939330457028413">
            <text:p>6.939330457028413</text:p>
          </table:table-cell>
          <table:table-cell office:value-type="float" office:value="7.211203991321817">
            <text:p>7.211203991321817</text:p>
          </table:table-cell>
          <table:table-cell office:value-type="float" office:value="7.001683720769388">
            <text:p>7.001683720769388</text:p>
          </table:table-cell>
          <table:table-cell office:value-type="float" office:value="6.584474979871497">
            <text:p>6.584474979871497</text:p>
          </table:table-cell>
          <table:table-cell office:value-type="float" office:value="5.469894962599918">
            <text:p>5.469894962599918</text:p>
          </table:table-cell>
          <table:table-cell office:value-type="float" office:value="4.824401641342123">
            <text:p>4.82440164134212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1374649458912083">
            <text:p>0.41374649458912083</text:p>
          </table:table-cell>
          <table:table-cell office:value-type="float" office:value="0.2688116791542064">
            <text:p>0.2688116791542064</text:p>
          </table:table-cell>
          <table:table-cell office:value-type="float" office:value="0.2689386595145297">
            <text:p>0.2689386595145297</text:p>
          </table:table-cell>
          <table:table-cell office:value-type="float" office:value="0.23958537554740553">
            <text:p>0.23958537554740553</text:p>
          </table:table-cell>
          <table:table-cell office:value-type="float" office:value="0.2523311556730721">
            <text:p>0.2523311556730721</text:p>
          </table:table-cell>
          <table:table-cell office:value-type="float" office:value="0.5148786335565441">
            <text:p>0.5148786335565441</text:p>
          </table:table-cell>
          <table:table-cell office:value-type="float" office:value="1.0324495053000828">
            <text:p>1.0324495053000828</text:p>
          </table:table-cell>
          <table:table-cell office:value-type="float" office:value="1.2851883948775187">
            <text:p>1.2851883948775187</text:p>
          </table:table-cell>
          <table:table-cell office:value-type="float" office:value="1.4166707980248336">
            <text:p>1.4166707980248336</text:p>
          </table:table-cell>
          <table:table-cell office:value-type="float" office:value="1.326689009767634">
            <text:p>1.326689009767634</text:p>
          </table:table-cell>
          <table:table-cell office:value-type="float" office:value="1.3152307210774536">
            <text:p>1.3152307210774536</text:p>
          </table:table-cell>
          <table:table-cell office:value-type="float" office:value="1.2224205113786646">
            <text:p>1.2224205113786646</text:p>
          </table:table-cell>
          <table:table-cell office:value-type="float" office:value="1.1908373530757568">
            <text:p>1.1908373530757568</text:p>
          </table:table-cell>
          <table:table-cell office:value-type="float" office:value="1.1215608694579389">
            <text:p>1.1215608694579389</text:p>
          </table:table-cell>
          <table:table-cell office:value-type="float" office:value="1.070577912127157">
            <text:p>1.070577912127157</text:p>
          </table:table-cell>
          <table:table-cell office:value-type="float" office:value="1.0949634607126668">
            <text:p>1.0949634607126668</text:p>
          </table:table-cell>
          <table:table-cell office:value-type="float" office:value="1.381969033401386">
            <text:p>1.381969033401386</text:p>
          </table:table-cell>
          <table:table-cell office:value-type="float" office:value="2.084398507649316">
            <text:p>2.084398507649316</text:p>
          </table:table-cell>
          <table:table-cell office:value-type="float" office:value="1.8738491446572991">
            <text:p>1.8738491446572991</text:p>
          </table:table-cell>
          <table:table-cell office:value-type="float" office:value="1.5857920270777188">
            <text:p>1.5857920270777188</text:p>
          </table:table-cell>
          <table:table-cell office:value-type="float" office:value="1.5331954629835889">
            <text:p>1.5331954629835889</text:p>
          </table:table-cell>
          <table:table-cell office:value-type="float" office:value="1.3648537060217658">
            <text:p>1.3648537060217658</text:p>
          </table:table-cell>
          <table:table-cell office:value-type="float" office:value="1.0214443449324646">
            <text:p>1.0214443449324646</text:p>
          </table:table-cell>
          <table:table-cell office:value-type="float" office:value="0.794051629457495">
            <text:p>0.79405162945749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4.0757988315891875">
            <text:p>4.0757988315891875</text:p>
          </table:table-cell>
          <table:table-cell office:value-type="float" office:value="3.7072010509751125">
            <text:p>3.7072010509751125</text:p>
          </table:table-cell>
          <table:table-cell office:value-type="float" office:value="3.3972669240897293">
            <text:p>3.3972669240897293</text:p>
          </table:table-cell>
          <table:table-cell office:value-type="float" office:value="3.4417481997894392">
            <text:p>3.4417481997894392</text:p>
          </table:table-cell>
          <table:table-cell office:value-type="float" office:value="3.518493517430655">
            <text:p>3.518493517430655</text:p>
          </table:table-cell>
          <table:table-cell office:value-type="float" office:value="3.9640280489405484">
            <text:p>3.9640280489405484</text:p>
          </table:table-cell>
          <table:table-cell office:value-type="float" office:value="5.124141963737134">
            <text:p>5.124141963737134</text:p>
          </table:table-cell>
          <table:table-cell office:value-type="float" office:value="5.675233692543426">
            <text:p>5.675233692543426</text:p>
          </table:table-cell>
          <table:table-cell office:value-type="float" office:value="5.867839924552647">
            <text:p>5.867839924552647</text:p>
          </table:table-cell>
          <table:table-cell office:value-type="float" office:value="6.101607471835871">
            <text:p>6.101607471835871</text:p>
          </table:table-cell>
          <table:table-cell office:value-type="float" office:value="6.273314812082235">
            <text:p>6.273314812082235</text:p>
          </table:table-cell>
          <table:table-cell office:value-type="float" office:value="6.378195531380911">
            <text:p>6.378195531380911</text:p>
          </table:table-cell>
          <table:table-cell office:value-type="float" office:value="6.254422640786263">
            <text:p>6.254422640786263</text:p>
          </table:table-cell>
          <table:table-cell office:value-type="float" office:value="5.951725676483019">
            <text:p>5.951725676483019</text:p>
          </table:table-cell>
          <table:table-cell office:value-type="float" office:value="5.933064882918914">
            <text:p>5.933064882918914</text:p>
          </table:table-cell>
          <table:table-cell office:value-type="float" office:value="5.884995294312662">
            <text:p>5.884995294312662</text:p>
          </table:table-cell>
          <table:table-cell office:value-type="float" office:value="6.290084149798492">
            <text:p>6.290084149798492</text:p>
          </table:table-cell>
          <table:table-cell office:value-type="float" office:value="7.211085234824459">
            <text:p>7.211085234824459</text:p>
          </table:table-cell>
          <table:table-cell office:value-type="float" office:value="7.117165717387786">
            <text:p>7.117165717387786</text:p>
          </table:table-cell>
          <table:table-cell office:value-type="float" office:value="6.961629428826887">
            <text:p>6.961629428826887</text:p>
          </table:table-cell>
          <table:table-cell office:value-type="float" office:value="6.898701180000193">
            <text:p>6.898701180000193</text:p>
          </table:table-cell>
          <table:table-cell office:value-type="float" office:value="6.441123682304474">
            <text:p>6.441123682304474</text:p>
          </table:table-cell>
          <table:table-cell office:value-type="float" office:value="5.731002709679899">
            <text:p>5.731002709679899</text:p>
          </table:table-cell>
          <table:table-cell office:value-type="float" office:value="5.193149115842809">
            <text:p>5.19314911584280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7.097418623321474">
            <text:p>7.097418623321474</text:p>
          </table:table-cell>
          <table:table-cell office:value-type="float" office:value="6.6735994630488475">
            <text:p>6.6735994630488475</text:p>
          </table:table-cell>
          <table:table-cell office:value-type="float" office:value="6.503958564179001">
            <text:p>6.503958564179001</text:p>
          </table:table-cell>
          <table:table-cell office:value-type="float" office:value="6.583158770184382">
            <text:p>6.583158770184382</text:p>
          </table:table-cell>
          <table:table-cell office:value-type="float" office:value="6.655229833394996">
            <text:p>6.655229833394996</text:p>
          </table:table-cell>
          <table:table-cell office:value-type="float" office:value="7.212208118463115">
            <text:p>7.212208118463115</text:p>
          </table:table-cell>
          <table:table-cell office:value-type="float" office:value="8.146838592002341">
            <text:p>8.146838592002341</text:p>
          </table:table-cell>
          <table:table-cell office:value-type="float" office:value="9.879056858171396">
            <text:p>9.879056858171396</text:p>
          </table:table-cell>
          <table:table-cell office:value-type="float" office:value="10.358811405633675">
            <text:p>10.358811405633675</text:p>
          </table:table-cell>
          <table:table-cell office:value-type="float" office:value="10.711320699535717">
            <text:p>10.711320699535717</text:p>
          </table:table-cell>
          <table:table-cell office:value-type="float" office:value="10.53833990063591">
            <text:p>10.53833990063591</text:p>
          </table:table-cell>
          <table:table-cell office:value-type="float" office:value="10.699894947319255">
            <text:p>10.699894947319255</text:p>
          </table:table-cell>
          <table:table-cell office:value-type="float" office:value="10.646189401831007">
            <text:p>10.646189401831007</text:p>
          </table:table-cell>
          <table:table-cell office:value-type="float" office:value="10.488068699064229">
            <text:p>10.488068699064229</text:p>
          </table:table-cell>
          <table:table-cell office:value-type="float" office:value="9.77392687750234">
            <text:p>9.77392687750234</text:p>
          </table:table-cell>
          <table:table-cell office:value-type="float" office:value="9.797010314451535">
            <text:p>9.797010314451535</text:p>
          </table:table-cell>
          <table:table-cell office:value-type="float" office:value="9.504283576522864">
            <text:p>9.504283576522864</text:p>
          </table:table-cell>
          <table:table-cell office:value-type="float" office:value="9.96067889391719">
            <text:p>9.96067889391719</text:p>
          </table:table-cell>
          <table:table-cell office:value-type="float" office:value="9.650420381325919">
            <text:p>9.650420381325919</text:p>
          </table:table-cell>
          <table:table-cell office:value-type="float" office:value="9.498793723746028">
            <text:p>9.498793723746028</text:p>
          </table:table-cell>
          <table:table-cell office:value-type="float" office:value="9.288736944038185">
            <text:p>9.288736944038185</text:p>
          </table:table-cell>
          <table:table-cell office:value-type="float" office:value="8.969982560949667">
            <text:p>8.969982560949667</text:p>
          </table:table-cell>
          <table:table-cell office:value-type="float" office:value="8.05095154798538">
            <text:p>8.05095154798538</text:p>
          </table:table-cell>
          <table:table-cell office:value-type="float" office:value="7.479432853139859">
            <text:p>7.47943285313985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3.243656259569242">
            <text:p>3.243656259569242</text:p>
          </table:table-cell>
          <table:table-cell office:value-type="float" office:value="2.9894905297671706">
            <text:p>2.9894905297671706</text:p>
          </table:table-cell>
          <table:table-cell office:value-type="float" office:value="2.9642127899529584">
            <text:p>2.9642127899529584</text:p>
          </table:table-cell>
          <table:table-cell office:value-type="float" office:value="2.904072169596791">
            <text:p>2.904072169596791</text:p>
          </table:table-cell>
          <table:table-cell office:value-type="float" office:value="3.0056502573238695">
            <text:p>3.0056502573238695</text:p>
          </table:table-cell>
          <table:table-cell office:value-type="float" office:value="3.4545920462175403">
            <text:p>3.4545920462175403</text:p>
          </table:table-cell>
          <table:table-cell office:value-type="float" office:value="4.386589578232507">
            <text:p>4.386589578232507</text:p>
          </table:table-cell>
          <table:table-cell office:value-type="float" office:value="5.36433424079082">
            <text:p>5.36433424079082</text:p>
          </table:table-cell>
          <table:table-cell office:value-type="float" office:value="6.090073275585138">
            <text:p>6.090073275585138</text:p>
          </table:table-cell>
          <table:table-cell office:value-type="float" office:value="6.2515289179565965">
            <text:p>6.2515289179565965</text:p>
          </table:table-cell>
          <table:table-cell office:value-type="float" office:value="6.386129176833784">
            <text:p>6.386129176833784</text:p>
          </table:table-cell>
          <table:table-cell office:value-type="float" office:value="1.582512500644932">
            <text:p>1.582512500644932</text:p>
          </table:table-cell>
          <table:table-cell office:value-type="float" office:value="6.258453932724167">
            <text:p>6.258453932724167</text:p>
          </table:table-cell>
          <table:table-cell office:value-type="float" office:value="6.087000194220304">
            <text:p>6.087000194220304</text:p>
          </table:table-cell>
          <table:table-cell office:value-type="float" office:value="5.559506774926769">
            <text:p>5.559506774926769</text:p>
          </table:table-cell>
          <table:table-cell office:value-type="float" office:value="5.422813803999699">
            <text:p>5.422813803999699</text:p>
          </table:table-cell>
          <table:table-cell office:value-type="float" office:value="5.8679919681143895">
            <text:p>5.8679919681143895</text:p>
          </table:table-cell>
          <table:table-cell office:value-type="float" office:value="5.991537821349293">
            <text:p>5.991537821349293</text:p>
          </table:table-cell>
          <table:table-cell office:value-type="float" office:value="5.7951304350277155">
            <text:p>5.7951304350277155</text:p>
          </table:table-cell>
          <table:table-cell office:value-type="float" office:value="5.715462284692682">
            <text:p>5.715462284692682</text:p>
          </table:table-cell>
          <table:table-cell office:value-type="float" office:value="5.315015147163734">
            <text:p>5.315015147163734</text:p>
          </table:table-cell>
          <table:table-cell office:value-type="float" office:value="4.40060388922071">
            <text:p>4.40060388922071</text:p>
          </table:table-cell>
          <table:table-cell office:value-type="float" office:value="4.059636623819848">
            <text:p>4.059636623819848</text:p>
          </table:table-cell>
          <table:table-cell office:value-type="float" office:value="4.226056007680674">
            <text:p>4.22605600768067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277614154011833">
            <text:p>2.277614154011833</text:p>
          </table:table-cell>
          <table:table-cell office:value-type="float" office:value="2.1576918588104705">
            <text:p>2.1576918588104705</text:p>
          </table:table-cell>
          <table:table-cell office:value-type="float" office:value="2.109854496429883">
            <text:p>2.109854496429883</text:p>
          </table:table-cell>
          <table:table-cell office:value-type="float" office:value="2.0871407743360217">
            <text:p>2.0871407743360217</text:p>
          </table:table-cell>
          <table:table-cell office:value-type="float" office:value="2.2112624937848193">
            <text:p>2.2112624937848193</text:p>
          </table:table-cell>
          <table:table-cell office:value-type="float" office:value="2.697342334071297">
            <text:p>2.697342334071297</text:p>
          </table:table-cell>
          <table:table-cell office:value-type="float" office:value="4.429963928503843">
            <text:p>4.429963928503843</text:p>
          </table:table-cell>
          <table:table-cell office:value-type="float" office:value="5.32866153818733">
            <text:p>5.32866153818733</text:p>
          </table:table-cell>
          <table:table-cell office:value-type="float" office:value="5.535495868987497">
            <text:p>5.535495868987497</text:p>
          </table:table-cell>
          <table:table-cell office:value-type="float" office:value="5.505224351558944">
            <text:p>5.505224351558944</text:p>
          </table:table-cell>
          <table:table-cell office:value-type="float" office:value="5.708008136138867">
            <text:p>5.708008136138867</text:p>
          </table:table-cell>
          <table:table-cell office:value-type="float" office:value="5.6691495677641495">
            <text:p>5.6691495677641495</text:p>
          </table:table-cell>
          <table:table-cell office:value-type="float" office:value="5.329610904844274">
            <text:p>5.329610904844274</text:p>
          </table:table-cell>
          <table:table-cell office:value-type="float" office:value="5.200157772518245">
            <text:p>5.200157772518245</text:p>
          </table:table-cell>
          <table:table-cell office:value-type="float" office:value="4.598099632010235">
            <text:p>4.598099632010235</text:p>
          </table:table-cell>
          <table:table-cell office:value-type="float" office:value="4.146829412962693">
            <text:p>4.146829412962693</text:p>
          </table:table-cell>
          <table:table-cell office:value-type="float" office:value="4.25774292316586">
            <text:p>4.25774292316586</text:p>
          </table:table-cell>
          <table:table-cell office:value-type="float" office:value="4.636844339044121">
            <text:p>4.636844339044121</text:p>
          </table:table-cell>
          <table:table-cell office:value-type="float" office:value="4.556579599665893">
            <text:p>4.556579599665893</text:p>
          </table:table-cell>
          <table:table-cell office:value-type="float" office:value="4.409999717928348">
            <text:p>4.409999717928348</text:p>
          </table:table-cell>
          <table:table-cell office:value-type="float" office:value="4.31859298224037">
            <text:p>4.31859298224037</text:p>
          </table:table-cell>
          <table:table-cell office:value-type="float" office:value="3.98370034501512">
            <text:p>3.98370034501512</text:p>
          </table:table-cell>
          <table:table-cell office:value-type="float" office:value="3.1454079225809224">
            <text:p>3.1454079225809224</text:p>
          </table:table-cell>
          <table:table-cell office:value-type="float" office:value="2.7257526150849642">
            <text:p>2.725752615084964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.6926218040943217">
            <text:p>2.6926218040943217</text:p>
          </table:table-cell>
          <table:table-cell office:value-type="float" office:value="2.485334801852869">
            <text:p>2.485334801852869</text:p>
          </table:table-cell>
          <table:table-cell office:value-type="float" office:value="2.3706789771188057">
            <text:p>2.3706789771188057</text:p>
          </table:table-cell>
          <table:table-cell office:value-type="float" office:value="2.394349441238778">
            <text:p>2.394349441238778</text:p>
          </table:table-cell>
          <table:table-cell office:value-type="float" office:value="2.4135982736393444">
            <text:p>2.4135982736393444</text:p>
          </table:table-cell>
          <table:table-cell office:value-type="float" office:value="2.7793212267279483">
            <text:p>2.7793212267279483</text:p>
          </table:table-cell>
          <table:table-cell office:value-type="float" office:value="3.6351972472151868">
            <text:p>3.6351972472151868</text:p>
          </table:table-cell>
          <table:table-cell office:value-type="float" office:value="4.256444433945375">
            <text:p>4.256444433945375</text:p>
          </table:table-cell>
          <table:table-cell office:value-type="float" office:value="4.650826537805504">
            <text:p>4.650826537805504</text:p>
          </table:table-cell>
          <table:table-cell office:value-type="float" office:value="4.963833843958852">
            <text:p>4.963833843958852</text:p>
          </table:table-cell>
          <table:table-cell office:value-type="float" office:value="4.847851170730822">
            <text:p>4.847851170730822</text:p>
          </table:table-cell>
          <table:table-cell office:value-type="float" office:value="4.833502846895559">
            <text:p>4.833502846895559</text:p>
          </table:table-cell>
          <table:table-cell office:value-type="float" office:value="4.820090150644586">
            <text:p>4.820090150644586</text:p>
          </table:table-cell>
          <table:table-cell office:value-type="float" office:value="4.604646414350113">
            <text:p>4.604646414350113</text:p>
          </table:table-cell>
          <table:table-cell office:value-type="float" office:value="4.4650941498609535">
            <text:p>4.4650941498609535</text:p>
          </table:table-cell>
          <table:table-cell office:value-type="float" office:value="4.209784487247159">
            <text:p>4.209784487247159</text:p>
          </table:table-cell>
          <table:table-cell office:value-type="float" office:value="4.429720345515034">
            <text:p>4.429720345515034</text:p>
          </table:table-cell>
          <table:table-cell office:value-type="float" office:value="5.035814314139331">
            <text:p>5.035814314139331</text:p>
          </table:table-cell>
          <table:table-cell office:value-type="float" office:value="4.919704856357238">
            <text:p>4.919704856357238</text:p>
          </table:table-cell>
          <table:table-cell office:value-type="float" office:value="4.743705116523794">
            <text:p>4.743705116523794</text:p>
          </table:table-cell>
          <table:table-cell office:value-type="float" office:value="4.553971721343056">
            <text:p>4.553971721343056</text:p>
          </table:table-cell>
          <table:table-cell office:value-type="float" office:value="4.295965708610784">
            <text:p>4.295965708610784</text:p>
          </table:table-cell>
          <table:table-cell office:value-type="float" office:value="3.763783610492079">
            <text:p>3.763783610492079</text:p>
          </table:table-cell>
          <table:table-cell office:value-type="float" office:value="3.304001889080782">
            <text:p>3.304001889080782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8818443037155965">
            <text:p>-0.8818443037155965</text:p>
          </table:table-cell>
          <table:table-cell office:value-type="float" office:value="-0.9515125630274988">
            <text:p>-0.9515125630274988</text:p>
          </table:table-cell>
          <table:table-cell office:value-type="float" office:value="-0.9689653951325019">
            <text:p>-0.9689653951325019</text:p>
          </table:table-cell>
          <table:table-cell office:value-type="float" office:value="-0.9560070673104112">
            <text:p>-0.9560070673104112</text:p>
          </table:table-cell>
          <table:table-cell office:value-type="float" office:value="-0.9568022039023613">
            <text:p>-0.9568022039023613</text:p>
          </table:table-cell>
          <table:table-cell office:value-type="float" office:value="-0.7989708048863566">
            <text:p>-0.7989708048863566</text:p>
          </table:table-cell>
          <table:table-cell office:value-type="float" office:value="-0.029751292827186755">
            <text:p>-0.029751292827186755</text:p>
          </table:table-cell>
          <table:table-cell office:value-type="float" office:value="0.41192252663259754">
            <text:p>0.41192252663259754</text:p>
          </table:table-cell>
          <table:table-cell office:value-type="float" office:value="0.5250029594586038">
            <text:p>0.5250029594586038</text:p>
          </table:table-cell>
          <table:table-cell office:value-type="float" office:value="0.36572944732959745">
            <text:p>0.36572944732959745</text:p>
          </table:table-cell>
          <table:table-cell office:value-type="float" office:value="0.2159350794723263">
            <text:p>0.2159350794723263</text:p>
          </table:table-cell>
          <table:table-cell office:value-type="float" office:value="0.4283164058431951">
            <text:p>0.4283164058431951</text:p>
          </table:table-cell>
          <table:table-cell office:value-type="float" office:value="0.27007489061331613">
            <text:p>0.27007489061331613</text:p>
          </table:table-cell>
          <table:table-cell office:value-type="float" office:value="0.08193888291063274">
            <text:p>0.08193888291063274</text:p>
          </table:table-cell>
          <table:table-cell office:value-type="float" office:value="-0.3241694052392382">
            <text:p>-0.3241694052392382</text:p>
          </table:table-cell>
          <table:table-cell office:value-type="float" office:value="-0.32430735075018313">
            <text:p>-0.32430735075018313</text:p>
          </table:table-cell>
          <table:table-cell office:value-type="float" office:value="-0.26715098098506357">
            <text:p>-0.26715098098506357</text:p>
          </table:table-cell>
          <table:table-cell office:value-type="float" office:value="-0.13477227467756342">
            <text:p>-0.13477227467756342</text:p>
          </table:table-cell>
          <table:table-cell office:value-type="float" office:value="-0.3284751196520735">
            <text:p>-0.3284751196520735</text:p>
          </table:table-cell>
          <table:table-cell office:value-type="float" office:value="-0.18715596473150106">
            <text:p>-0.18715596473150106</text:p>
          </table:table-cell>
          <table:table-cell office:value-type="float" office:value="-0.25695515316332546">
            <text:p>-0.25695515316332546</text:p>
          </table:table-cell>
          <table:table-cell office:value-type="float" office:value="-0.4261898519445184">
            <text:p>-0.4261898519445184</text:p>
          </table:table-cell>
          <table:table-cell office:value-type="float" office:value="-0.673321176547819">
            <text:p>-0.673321176547819</text:p>
          </table:table-cell>
          <table:table-cell office:value-type="float" office:value="-0.7600705950467798">
            <text:p>-0.760070595046779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9377904276152339">
            <text:p>-0.9377904276152339</text:p>
          </table:table-cell>
          <table:table-cell office:value-type="float" office:value="-0.947091420823745">
            <text:p>-0.947091420823745</text:p>
          </table:table-cell>
          <table:table-cell office:value-type="float" office:value="-0.9567550472278132">
            <text:p>-0.9567550472278132</text:p>
          </table:table-cell>
          <table:table-cell office:value-type="float" office:value="-0.9651313453682797">
            <text:p>-0.9651313453682797</text:p>
          </table:table-cell>
          <table:table-cell office:value-type="float" office:value="-0.9694283464024959">
            <text:p>-0.9694283464024959</text:p>
          </table:table-cell>
          <table:table-cell office:value-type="float" office:value="-0.8862997120150427">
            <text:p>-0.8862997120150427</text:p>
          </table:table-cell>
          <table:table-cell office:value-type="float" office:value="-0.7689593508069217">
            <text:p>-0.7689593508069217</text:p>
          </table:table-cell>
          <table:table-cell office:value-type="float" office:value="-0.7020578339643623">
            <text:p>-0.7020578339643623</text:p>
          </table:table-cell>
          <table:table-cell office:value-type="float" office:value="-0.7226179482611383">
            <text:p>-0.7226179482611383</text:p>
          </table:table-cell>
          <table:table-cell office:value-type="float" office:value="-0.800524299127547">
            <text:p>-0.800524299127547</text:p>
          </table:table-cell>
          <table:table-cell office:value-type="float" office:value="-0.8538461622471685">
            <text:p>-0.8538461622471685</text:p>
          </table:table-cell>
          <table:table-cell office:value-type="float" office:value="-0.9040857084733075">
            <text:p>-0.9040857084733075</text:p>
          </table:table-cell>
          <table:table-cell office:value-type="float" office:value="-0.9051552675401892">
            <text:p>-0.9051552675401892</text:p>
          </table:table-cell>
          <table:table-cell office:value-type="float" office:value="-0.9217992892493421">
            <text:p>-0.9217992892493421</text:p>
          </table:table-cell>
          <table:table-cell office:value-type="float" office:value="-0.9299035472243868">
            <text:p>-0.9299035472243868</text:p>
          </table:table-cell>
          <table:table-cell office:value-type="float" office:value="-0.9021637721174804">
            <text:p>-0.9021637721174804</text:p>
          </table:table-cell>
          <table:table-cell office:value-type="float" office:value="-0.7637376873390375">
            <text:p>-0.7637376873390375</text:p>
          </table:table-cell>
          <table:table-cell office:value-type="float" office:value="-0.45519323012305696">
            <text:p>-0.45519323012305696</text:p>
          </table:table-cell>
          <table:table-cell office:value-type="float" office:value="-0.587128794227311">
            <text:p>-0.587128794227311</text:p>
          </table:table-cell>
          <table:table-cell office:value-type="float" office:value="-0.7121929292107826">
            <text:p>-0.7121929292107826</text:p>
          </table:table-cell>
          <table:table-cell office:value-type="float" office:value="-0.7666932196784576">
            <text:p>-0.7666932196784576</text:p>
          </table:table-cell>
          <table:table-cell office:value-type="float" office:value="-0.8111307326788119">
            <text:p>-0.8111307326788119</text:p>
          </table:table-cell>
          <table:table-cell office:value-type="float" office:value="-0.8574357805287843">
            <text:p>-0.8574357805287843</text:p>
          </table:table-cell>
          <table:table-cell office:value-type="float" office:value="-0.8615876564891487">
            <text:p>-0.861587656489148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9439460543141881">
            <text:p>-0.9439460543141881</text:p>
          </table:table-cell>
          <table:table-cell office:value-type="float" office:value="-0.9913783261749366">
            <text:p>-0.9913783261749366</text:p>
          </table:table-cell>
          <table:table-cell office:value-type="float" office:value="-1.03350398728486">
            <text:p>-1.03350398728486</text:p>
          </table:table-cell>
          <table:table-cell office:value-type="float" office:value="-1.0371897790750526">
            <text:p>-1.0371897790750526</text:p>
          </table:table-cell>
          <table:table-cell office:value-type="float" office:value="-1.034893526416756">
            <text:p>-1.034893526416756</text:p>
          </table:table-cell>
          <table:table-cell office:value-type="float" office:value="-0.8723335040983168">
            <text:p>-0.8723335040983168</text:p>
          </table:table-cell>
          <table:table-cell office:value-type="float" office:value="-0.6648103595059769">
            <text:p>-0.6648103595059769</text:p>
          </table:table-cell>
          <table:table-cell office:value-type="float" office:value="-0.5380075954614446">
            <text:p>-0.5380075954614446</text:p>
          </table:table-cell>
          <table:table-cell office:value-type="float" office:value="-0.5284751266179365">
            <text:p>-0.5284751266179365</text:p>
          </table:table-cell>
          <table:table-cell office:value-type="float" office:value="-0.44267925197615593">
            <text:p>-0.44267925197615593</text:p>
          </table:table-cell>
          <table:table-cell office:value-type="float" office:value="-0.4380866487564322">
            <text:p>-0.4380866487564322</text:p>
          </table:table-cell>
          <table:table-cell office:value-type="float" office:value="-0.42886244423664927">
            <text:p>-0.42886244423664927</text:p>
          </table:table-cell>
          <table:table-cell office:value-type="float" office:value="-0.5161441294220335">
            <text:p>-0.5161441294220335</text:p>
          </table:table-cell>
          <table:table-cell office:value-type="float" office:value="-0.5554333736680391">
            <text:p>-0.5554333736680391</text:p>
          </table:table-cell>
          <table:table-cell office:value-type="float" office:value="-0.540497304705708">
            <text:p>-0.540497304705708</text:p>
          </table:table-cell>
          <table:table-cell office:value-type="float" office:value="-0.6700013140252453">
            <text:p>-0.6700013140252453</text:p>
          </table:table-cell>
          <table:table-cell office:value-type="float" office:value="-0.5935840045057483">
            <text:p>-0.5935840045057483</text:p>
          </table:table-cell>
          <table:table-cell office:value-type="float" office:value="-0.29758312481647187">
            <text:p>-0.29758312481647187</text:p>
          </table:table-cell>
          <table:table-cell office:value-type="float" office:value="-0.35238756767638885">
            <text:p>-0.35238756767638885</text:p>
          </table:table-cell>
          <table:table-cell office:value-type="float" office:value="-0.4381446074097179">
            <text:p>-0.4381446074097179</text:p>
          </table:table-cell>
          <table:table-cell office:value-type="float" office:value="-0.47311087365753457">
            <text:p>-0.47311087365753457</text:p>
          </table:table-cell>
          <table:table-cell office:value-type="float" office:value="-0.6141547249750005">
            <text:p>-0.6141547249750005</text:p>
          </table:table-cell>
          <table:table-cell office:value-type="float" office:value="-0.6792061010908027">
            <text:p>-0.6792061010908027</text:p>
          </table:table-cell>
          <table:table-cell office:value-type="float" office:value="-0.7105444362985818">
            <text:p>-0.710544436298581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5236287258494504">
            <text:p>0.5236287258494504</text:p>
          </table:table-cell>
          <table:table-cell office:value-type="float" office:value="0.40960254878233093">
            <text:p>0.40960254878233093</text:p>
          </table:table-cell>
          <table:table-cell office:value-type="float" office:value="0.3105695182026535">
            <text:p>0.3105695182026535</text:p>
          </table:table-cell>
          <table:table-cell office:value-type="float" office:value="0.4626779244536044">
            <text:p>0.4626779244536044</text:p>
          </table:table-cell>
          <table:table-cell office:value-type="float" office:value="0.3799340493692127">
            <text:p>0.3799340493692127</text:p>
          </table:table-cell>
          <table:table-cell office:value-type="float" office:value="0.5473713445766383">
            <text:p>0.5473713445766383</text:p>
          </table:table-cell>
          <table:table-cell office:value-type="float" office:value="0.7300328702939806">
            <text:p>0.7300328702939806</text:p>
          </table:table-cell>
          <table:table-cell office:value-type="float" office:value="1.4219534877774274">
            <text:p>1.4219534877774274</text:p>
          </table:table-cell>
          <table:table-cell office:value-type="float" office:value="1.637617701921899">
            <text:p>1.637617701921899</text:p>
          </table:table-cell>
          <table:table-cell office:value-type="float" office:value="1.6873623151887307">
            <text:p>1.6873623151887307</text:p>
          </table:table-cell>
          <table:table-cell office:value-type="float" office:value="1.6015813218227934">
            <text:p>1.6015813218227934</text:p>
          </table:table-cell>
          <table:table-cell office:value-type="float" office:value="1.708427022220361">
            <text:p>1.708427022220361</text:p>
          </table:table-cell>
          <table:table-cell office:value-type="float" office:value="1.6957326738726102">
            <text:p>1.6957326738726102</text:p>
          </table:table-cell>
          <table:table-cell office:value-type="float" office:value="1.6760707881642538">
            <text:p>1.6760707881642538</text:p>
          </table:table-cell>
          <table:table-cell office:value-type="float" office:value="1.4096705610186246">
            <text:p>1.4096705610186246</text:p>
          </table:table-cell>
          <table:table-cell office:value-type="float" office:value="1.340908460448716">
            <text:p>1.340908460448716</text:p>
          </table:table-cell>
          <table:table-cell office:value-type="float" office:value="1.1654254533383146">
            <text:p>1.1654254533383146</text:p>
          </table:table-cell>
          <table:table-cell office:value-type="float" office:value="1.2749362727557143">
            <text:p>1.2749362727557143</text:p>
          </table:table-cell>
          <table:table-cell office:value-type="float" office:value="1.0807200563989767">
            <text:p>1.0807200563989767</text:p>
          </table:table-cell>
          <table:table-cell office:value-type="float" office:value="1.1277628696063973">
            <text:p>1.1277628696063973</text:p>
          </table:table-cell>
          <table:table-cell office:value-type="float" office:value="0.9535006818995776">
            <text:p>0.9535006818995776</text:p>
          </table:table-cell>
          <table:table-cell office:value-type="float" office:value="1.0037087033176793">
            <text:p>1.0037087033176793</text:p>
          </table:table-cell>
          <table:table-cell office:value-type="float" office:value="0.6231073788450147">
            <text:p>0.6231073788450147</text:p>
          </table:table-cell>
          <table:table-cell office:value-type="float" office:value="0.639900311215734">
            <text:p>0.63990031121573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6468496059596804">
            <text:p>-0.6468496059596804</text:p>
          </table:table-cell>
          <table:table-cell office:value-type="float" office:value="-0.6397767900993567">
            <text:p>-0.6397767900993567</text:p>
          </table:table-cell>
          <table:table-cell office:value-type="float" office:value="-0.6598779345201142">
            <text:p>-0.6598779345201142</text:p>
          </table:table-cell>
          <table:table-cell office:value-type="float" office:value="-0.6718183634938766">
            <text:p>-0.6718183634938766</text:p>
          </table:table-cell>
          <table:table-cell office:value-type="float" office:value="-0.711608251715138">
            <text:p>-0.711608251715138</text:p>
          </table:table-cell>
          <table:table-cell office:value-type="float" office:value="-0.6371446318001431">
            <text:p>-0.6371446318001431</text:p>
          </table:table-cell>
          <table:table-cell office:value-type="float" office:value="-0.5412865671098251">
            <text:p>-0.5412865671098251</text:p>
          </table:table-cell>
          <table:table-cell office:value-type="float" office:value="-0.2811650961670054">
            <text:p>-0.2811650961670054</text:p>
          </table:table-cell>
          <table:table-cell office:value-type="float" office:value="-0.13931037848794753">
            <text:p>-0.13931037848794753</text:p>
          </table:table-cell>
          <table:table-cell office:value-type="float" office:value="-0.1293108464429622">
            <text:p>-0.1293108464429622</text:p>
          </table:table-cell>
          <table:table-cell office:value-type="float" office:value="-0.09828446324349226">
            <text:p>-0.09828446324349226</text:p>
          </table:table-cell>
          <table:table-cell office:value-type="float" office:value="-0.03302987286304515">
            <text:p>-0.03302987286304515</text:p>
          </table:table-cell>
          <table:table-cell office:value-type="float" office:value="-0.13410532591787996">
            <text:p>-0.13410532591787996</text:p>
          </table:table-cell>
          <table:table-cell office:value-type="float" office:value="-0.13994185367999504">
            <text:p>-0.13994185367999504</text:p>
          </table:table-cell>
          <table:table-cell office:value-type="float" office:value="-0.25506291409043197">
            <text:p>-0.25506291409043197</text:p>
          </table:table-cell>
          <table:table-cell office:value-type="float" office:value="-0.3644945951439703">
            <text:p>-0.3644945951439703</text:p>
          </table:table-cell>
          <table:table-cell office:value-type="float" office:value="-0.3289690409456983">
            <text:p>-0.3289690409456983</text:p>
          </table:table-cell>
          <table:table-cell office:value-type="float" office:value="-0.36693541809171226">
            <text:p>-0.36693541809171226</text:p>
          </table:table-cell>
          <table:table-cell office:value-type="float" office:value="-0.41263653416369867">
            <text:p>-0.41263653416369867</text:p>
          </table:table-cell>
          <table:table-cell office:value-type="float" office:value="-0.39616720427382396">
            <text:p>-0.39616720427382396</text:p>
          </table:table-cell>
          <table:table-cell office:value-type="float" office:value="-0.4510892287935315">
            <text:p>-0.4510892287935315</text:p>
          </table:table-cell>
          <table:table-cell office:value-type="float" office:value="-0.5317727651298753">
            <text:p>-0.5317727651298753</text:p>
          </table:table-cell>
          <table:table-cell office:value-type="float" office:value="-0.599972151139759">
            <text:p>-0.599972151139759</text:p>
          </table:table-cell>
          <table:table-cell office:value-type="float" office:value="-0.499858824783216">
            <text:p>-0.49985882478321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2.148708659163724">
            <text:p>-2.148708659163724</text:p>
          </table:table-cell>
          <table:table-cell office:value-type="float" office:value="-2.1941359401795624">
            <text:p>-2.1941359401795624</text:p>
          </table:table-cell>
          <table:table-cell office:value-type="float" office:value="-2.1854448834743776">
            <text:p>-2.1854448834743776</text:p>
          </table:table-cell>
          <table:table-cell office:value-type="float" office:value="-2.182304379486972">
            <text:p>-2.182304379486972</text:p>
          </table:table-cell>
          <table:table-cell office:value-type="float" office:value="-2.1373152802490987">
            <text:p>-2.1373152802490987</text:p>
          </table:table-cell>
          <table:table-cell office:value-type="float" office:value="-2.0509522527720416">
            <text:p>-2.0509522527720416</text:p>
          </table:table-cell>
          <table:table-cell office:value-type="float" office:value="-1.5678335579378022">
            <text:p>-1.5678335579378022</text:p>
          </table:table-cell>
          <table:table-cell office:value-type="float" office:value="-1.2472796500410217">
            <text:p>-1.2472796500410217</text:p>
          </table:table-cell>
          <table:table-cell office:value-type="float" office:value="-1.15175076830999">
            <text:p>-1.15175076830999</text:p>
          </table:table-cell>
          <table:table-cell office:value-type="float" office:value="-1.3153841026486486">
            <text:p>-1.3153841026486486</text:p>
          </table:table-cell>
          <table:table-cell office:value-type="float" office:value="-1.2420942107314408">
            <text:p>-1.2420942107314408</text:p>
          </table:table-cell>
          <table:table-cell office:value-type="float" office:value="-1.132250618573302">
            <text:p>-1.132250618573302</text:p>
          </table:table-cell>
          <table:table-cell office:value-type="float" office:value="-1.2002090323445251">
            <text:p>-1.2002090323445251</text:p>
          </table:table-cell>
          <table:table-cell office:value-type="float" office:value="-1.299426055540883">
            <text:p>-1.299426055540883</text:p>
          </table:table-cell>
          <table:table-cell office:value-type="float" office:value="-1.5788188113355417">
            <text:p>-1.5788188113355417</text:p>
          </table:table-cell>
          <table:table-cell office:value-type="float" office:value="-1.750927032267131">
            <text:p>-1.750927032267131</text:p>
          </table:table-cell>
          <table:table-cell office:value-type="float" office:value="-1.74628861038231">
            <text:p>-1.74628861038231</text:p>
          </table:table-cell>
          <table:table-cell office:value-type="float" office:value="-1.7220710962032009">
            <text:p>-1.7220710962032009</text:p>
          </table:table-cell>
          <table:table-cell office:value-type="float" office:value="-1.8151610477803481">
            <text:p>-1.8151610477803481</text:p>
          </table:table-cell>
          <table:table-cell office:value-type="float" office:value="-1.876838486211136">
            <text:p>-1.876838486211136</text:p>
          </table:table-cell>
          <table:table-cell office:value-type="float" office:value="-1.9089735897297078">
            <text:p>-1.9089735897297078</text:p>
          </table:table-cell>
          <table:table-cell office:value-type="float" office:value="-1.9649544039719369">
            <text:p>-1.9649544039719369</text:p>
          </table:table-cell>
          <table:table-cell office:value-type="float" office:value="-2.050733145565871">
            <text:p>-2.050733145565871</text:p>
          </table:table-cell>
          <table:table-cell office:value-type="float" office:value="-2.090025653249562">
            <text:p>-2.09002565324956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8522931575216307">
            <text:p>-0.8522931575216307</text:p>
          </table:table-cell>
          <table:table-cell office:value-type="float" office:value="-0.8771457040398641">
            <text:p>-0.8771457040398641</text:p>
          </table:table-cell>
          <table:table-cell office:value-type="float" office:value="-0.8784463797635975">
            <text:p>-0.8784463797635975</text:p>
          </table:table-cell>
          <table:table-cell office:value-type="float" office:value="-0.875977393348634">
            <text:p>-0.875977393348634</text:p>
          </table:table-cell>
          <table:table-cell office:value-type="float" office:value="-0.8735399317417075">
            <text:p>-0.8735399317417075</text:p>
          </table:table-cell>
          <table:table-cell office:value-type="float" office:value="-0.8166473782790433">
            <text:p>-0.8166473782790433</text:p>
          </table:table-cell>
          <table:table-cell office:value-type="float" office:value="-0.6121426198359369">
            <text:p>-0.6121426198359369</text:p>
          </table:table-cell>
          <table:table-cell office:value-type="float" office:value="-0.4996147522787547">
            <text:p>-0.4996147522787547</text:p>
          </table:table-cell>
          <table:table-cell office:value-type="float" office:value="-0.3220421660186478">
            <text:p>-0.3220421660186478</text:p>
          </table:table-cell>
          <table:table-cell office:value-type="float" office:value="-0.18597636254588099">
            <text:p>-0.18597636254588099</text:p>
          </table:table-cell>
          <table:table-cell office:value-type="float" office:value="-0.23792408995947945">
            <text:p>-0.23792408995947945</text:p>
          </table:table-cell>
          <table:table-cell office:value-type="float" office:value="-0.1836803056938455">
            <text:p>-0.1836803056938455</text:p>
          </table:table-cell>
          <table:table-cell office:value-type="float" office:value="-0.21902832888205356">
            <text:p>-0.21902832888205356</text:p>
          </table:table-cell>
          <table:table-cell office:value-type="float" office:value="-0.31678698704573865">
            <text:p>-0.31678698704573865</text:p>
          </table:table-cell>
          <table:table-cell office:value-type="float" office:value="-0.3960070021178673">
            <text:p>-0.3960070021178673</text:p>
          </table:table-cell>
          <table:table-cell office:value-type="float" office:value="-0.40844947834509">
            <text:p>-0.40844947834509</text:p>
          </table:table-cell>
          <table:table-cell office:value-type="float" office:value="-0.42000149296558353">
            <text:p>-0.42000149296558353</text:p>
          </table:table-cell>
          <table:table-cell office:value-type="float" office:value="-0.28346751672252657">
            <text:p>-0.28346751672252657</text:p>
          </table:table-cell>
          <table:table-cell office:value-type="float" office:value="-0.3434894132157141">
            <text:p>-0.3434894132157141</text:p>
          </table:table-cell>
          <table:table-cell office:value-type="float" office:value="-0.42583224444299617">
            <text:p>-0.42583224444299617</text:p>
          </table:table-cell>
          <table:table-cell office:value-type="float" office:value="-0.500780386951083">
            <text:p>-0.500780386951083</text:p>
          </table:table-cell>
          <table:table-cell office:value-type="float" office:value="-0.6371570981320999">
            <text:p>-0.6371570981320999</text:p>
          </table:table-cell>
          <table:table-cell office:value-type="float" office:value="-0.796390861590103">
            <text:p>-0.796390861590103</text:p>
          </table:table-cell>
          <table:table-cell office:value-type="float" office:value="-0.8105623723715923">
            <text:p>-0.810562372371592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